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 style:data-style-name="N99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entrals</text:p>
          </table:table-cell>
          <table:table-cell table:style-name="Default" office:value-type="string" calcext:value-type="string">
            <text:p>tuneable</text:p>
          </table:table-cell>
          <table:table-cell table:style-name="Default" office:value-type="string" calcext:value-type="string">
            <text:p>fuel</text:p>
          </table:table-cell>
          <table:table-cell office:value-type="string" calcext:value-type="string">
            <text:p>fuel_consumption</text:p>
          </table:table-cell>
          <table:table-cell office:value-type="string" calcext:value-type="string">
            <text:p>fuel_cost</text:p>
          </table:table-cell>
          <table:table-cell table:style-name="Default" office:value-type="string" calcext:value-type="string">
            <text:p>availability</text:p>
          </table:table-cell>
          <table:table-cell office:value-type="string" calcext:value-type="string">
            <text:p>init_value</text:p>
          </table:table-cell>
          <table:table-cell office:value-type="string" calcext:value-type="string">
            <text:p>lifetime</text:p>
          </table:table-cell>
          <table:table-cell office:value-type="string" calcext:value-type="string">
            <text:p>carbon_cost</text:p>
          </table:table-cell>
          <table:table-cell table:style-name="Default" office:value-type="string" calcext:value-type="string">
            <text:p>raw_power</text:p>
          </table:table-cell>
          <table:table-cell office:value-type="string" calcext:value-type="string">
            <text:p>nb_employees</text:p>
          </table:table-cell>
          <table:table-cell office:value-type="string" calcext:value-type="string">
            <text:p>mean_salar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Volob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Hyd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0887574" calcext:value-type="float">
            <text:p>0.650887574</text:p>
          </table:table-cell>
          <table:table-cell office:value-type="float" office:value="269750000" calcext:value-type="float">
            <text:p>2697500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29.48" calcext:value-type="float">
            <text:p>29.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O</text:p>
          </table:table-cell>
          <table:table-cell office:value-type="float" office:value="230000" calcext:value-type="float">
            <text:p>230000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833333333" calcext:value-type="float">
            <text:p>0.833333333</text:p>
          </table:table-cell>
          <table:table-cell table:formula="of:=1150*[.H3]" office:value-type="float" office:value="18400" calcext:value-type="float">
            <text:p>184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O</text:p>
          </table:table-cell>
          <table:table-cell office:value-type="float" office:value="230000" calcext:value-type="float">
            <text:p>230000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833333333" calcext:value-type="float">
            <text:p>0.833333333</text:p>
          </table:table-cell>
          <table:table-cell table:formula="of:=1150*[.H4]" office:value-type="float" office:value="18400" calcext:value-type="float">
            <text:p>184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inomby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O/FO</text:p>
          </table:table-cell>
          <table:table-cell office:value-type="float" office:value="230000" calcext:value-type="float">
            <text:p>230000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440828402" calcext:value-type="float">
            <text:p>0.440828402</text:p>
          </table:table-cell>
          <table:table-cell table:formula="of:=1150*7*[.H5]" office:value-type="float" office:value="64400" calcext:value-type="float">
            <text:p>644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9.15" calcext:value-type="float">
            <text:p>59.15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fill-character> </loext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fill-character> </loext:fill-character>
      <number:text>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currency-style style:name="N155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5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55P0"/>
      <style:map style:condition="value()&lt;0" style:apply-style-name="N155P1"/>
    </number:currency-style>
    <number:number-style style:name="N156">
      <number:number number:decimal-places="0" loext:min-decimal-places="0" number:min-integer-digits="2"/>
    </number:number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ext-style style:name="N161">
      <number:text>   </number:text>
      <number:text-content/>
    </number:text-style>
    <number:text-style style:name="N162">
      <number:text>      </number:text>
      <number:text-content/>
    </number:text-style>
    <number:text-style style:name="N163">
      <number:text>         </number:text>
      <number:text-content/>
    </number:text-style>
    <number:text-style style:name="N164">
      <number:text>            </number:text>
      <number:text-content/>
    </number:text-style>
    <number:number-style style:name="N16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2" style:volatile="true"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$</loext:text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loext:min-decimal-places="1" number:min-integer-digits="1" number:grouping="true"/>
    </number:number-style>
    <number:number-style style:name="N181P0" style:volatile="true">
      <number:number number:decimal-places="1" loext:min-decimal-places="1" number:min-integer-digits="1" number:grouping="true"/>
    </number:number-style>
    <number:number-style style:name="N181P1" style:volatile="true">
      <number:text>-</number:text>
      <number:number number:decimal-places="1" loext:min-decimal-places="1" number:min-integer-digits="1" number:grouping="true"/>
    </number:number-style>
    <number:number-style style:name="N181">
      <number:number number:decimal-places="1" loext:min-decimal-places="1" number:min-integer-digits="0"/>
      <style:map style:condition="value()&gt;=0.05" style:apply-style-name="N181P0"/>
      <style:map style:condition="value()&lt;=-0.05" style:apply-style-name="N181P1"/>
    </number:number-style>
    <number:number-style style:name="N185P0" style:volatile="true">
      <style:text-properties fo:color="#000000"/>
      <number:number number:decimal-places="1" loext:min-decimal-places="1" number:min-integer-digits="1" number:grouping="true"/>
    </number:number-style>
    <number:number-style style:name="N185P1" style:volatile="true">
      <style:text-properties fo:color="#000000"/>
      <number:text>-</number:text>
      <number:number number:decimal-places="1" loext:min-decimal-places="1" number:min-integer-digits="1" number:grouping="true"/>
    </number:number-style>
    <number:number-style style:name="N185P2" style:volatile="true">
      <number:text/>
    </number:number-style>
    <number:text-style style:name="N185">
      <number:tex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1" loext:min-decimal-places="1" number:min-integer-digits="1"/>
    </number:number-style>
    <number:number-style style:name="N187">
      <number:text>Diesel 'FO' </number:text>
      <number:number number:decimal-places="0" loext:min-decimal-places="0" number:min-integer-digits="1"/>
      <number:text> kW</number:text>
    </number:number-style>
    <number:number-style style:name="N188">
      <number:text>TAC 'GO' </number:text>
      <number:number number:decimal-places="0" loext:min-decimal-places="0" number:min-integer-digits="1"/>
      <number:text> kW</number:text>
    </number:number-style>
    <number:number-style style:name="N189">
      <number:number number:decimal-places="0" loext:min-decimal-places="0" number:min-integer-digits="1" number:grouping="true"/>
      <number:text> MW</number:text>
    </number:number-style>
    <number:number-style style:name="N190">
      <number:text>$</number:text>
      <number:number number:decimal-places="0" loext:min-decimal-places="0" number:min-integer-digits="1" number:grouping="true"/>
    </number:number-style>
    <number:number-style style:name="N191">
      <number:text>Diesel </number:text>
      <number:number number:decimal-places="0" loext:min-decimal-places="0" number:min-integer-digits="1"/>
      <number:text> kW</number:text>
    </number:number-style>
    <number:number-style style:name="N192">
      <number:text>TAC </number:text>
      <number:number number:decimal-places="0" loext:min-decimal-places="0" number:min-integer-digits="1"/>
      <number:text> kW</number:text>
    </number:number-style>
    <number:number-style style:name="N193">
      <number:text>Diesel </number:text>
      <number:number number:decimal-places="0" loext:min-decimal-places="0" number:min-integer-digits="1"/>
      <number:text> MW</number:text>
    </number:number-style>
    <number:number-style style:name="N194">
      <number:text>TAC </number:text>
      <number:number number:decimal-places="0" loext:min-decimal-places="0" number:min-integer-digits="1"/>
      <number:text> MW</number:text>
    </number:number-style>
    <number:number-style style:name="N195">
      <number:number number:decimal-places="4" loext:min-decimal-places="4" number:min-integer-digits="1"/>
    </number:number-style>
    <number:number-style style:name="N196">
      <number:number number:decimal-places="5" loext:min-decimal-places="5" number:min-integer-digits="1"/>
    </number:number-style>
    <number:number-style style:name="N197">
      <number:number number:decimal-places="3" loext:min-decimal-places="3" number:min-integer-digits="1"/>
    </number:number-style>
    <number:number-style style:name="N198">
      <number:number number:decimal-places="1" loext:min-decimal-places="1" number:min-integer-digits="1"/>
      <number:text> MW  installés</number:text>
    </number:number-style>
    <number:number-style style:name="N199">
      <number:number number:decimal-places="1" loext:min-decimal-places="1" number:min-integer-digits="1"/>
      <number:text> MW installés</number:text>
    </number:number-style>
    <number:number-style style:name="N200">
      <number:number number:decimal-places="1" loext:min-decimal-places="1" number:min-integer-digits="1"/>
      <number:text> MW garantis</number:text>
    </number:number-style>
    <number:number-style style:name="N201">
      <number:number number:decimal-places="0" loext:min-decimal-places="0" number:min-integer-digits="1"/>
      <number:text> MW</number:text>
    </number:number-style>
    <number:number-style style:name="N202">
      <number:text>dont </number:text>
      <number:number number:decimal-places="0" loext:min-decimal-places="0" number:min-integer-digits="1"/>
      <number:text> MW</number:text>
    </number:number-style>
    <number:number-style style:name="N203">
      <number:text>dont  </number:text>
      <number:number number:decimal-places="0" loext:min-decimal-places="0" number:min-integer-digits="1"/>
      <number:text> MW</number:text>
    </number:number-style>
    <number:number-style style:name="N204">
      <number:text>dont </number:text>
      <number:number number:decimal-places="1" loext:min-decimal-places="1" number:min-integer-digits="1"/>
      <number:text> MW</number:text>
    </number:number-style>
    <number:number-style style:name="N205">
      <number:text>dont  </number:text>
      <number:number number:decimal-places="1" loext:min-decimal-places="1" number:min-integer-digits="1"/>
      <number:text> MW</number:text>
    </number:number-style>
    <number:number-style style:name="N206">
      <number:number number:decimal-places="1" loext:min-decimal-places="1" number:min-integer-digits="1"/>
      <number:text> MW</number:text>
    </number:number-style>
    <number:number-style style:name="N207">
      <number:number number:decimal-places="1" loext:min-decimal-places="1" number:min-integer-digits="1"/>
      <number:text> MW installés, </number:text>
    </number:number-style>
    <number:number-style style:name="N208">
      <number:number number:decimal-places="1" loext:min-decimal-places="1" number:min-integer-digits="1"/>
      <number:text> MW, </number:text>
    </number:number-style>
    <number:number-style style:name="N209">
      <number:text>Unité Diesel de </number:text>
      <number:number number:decimal-places="0" loext:min-decimal-places="0" number:min-integer-digits="1"/>
      <number:text> MW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5">00/00/0000</text:date>, <text:time style:data-style-name="N2" text:time-value="15:49:53.953168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21:46:19.333696798</meta:creation-date>
    <dc:date>2020-09-05T19:35:20.751264347</dc:date>
    <meta:editing-duration>PT4H2M2S</meta:editing-duration>
    <meta:editing-cycles>9</meta:editing-cycles>
    <meta:generator>LibreOffice/5.1.6.2$Linux_X86_64 LibreOffice_project/10m0$Build-2</meta:generator>
    <meta:document-statistic meta:table-count="1" meta:cell-count="64" meta:object-count="0"/>
  </office:meta>
</office:document-meta>
</file>